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ID</text:p>
          </table:table-cell>
          <table:table-cell office:value-type="string">
            <text:p>Word</text:p>
          </table:table-cell>
          <table:table-cell office:value-type="string">
            <text:p>Correct word</text:p>
          </table:table-cell>
          <table:table-cell table:number-columns-repeated="2"/>
          <table:table-cell office:value-type="string">
            <text:p>Other ideas</text:p>
          </table:table-cell>
          <table:table-cell table:number-columns-repeated="3"/>
          <table:table-cell office:value-type="string">
            <text:p>other sut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lonois</text:p>
          </table:table-cell>
          <table:table-cell office:value-type="string">
            <text:p>Illinois</text:p>
          </table:table-cell>
          <table:table-cell table:number-columns-repeated="2"/>
          <table:table-cell office:value-type="string">
            <text:p>Offer suggestions for apostrophes?</text:p>
          </table:table-cell>
          <table:table-cell table:number-columns-repeated="3"/>
          <table:table-cell office:value-type="string">
            <text:p>no space after period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 lot</text:p>
          </table:table-cell>
          <table:table-cell table:number-columns-repeated="2"/>
          <table:table-cell office:value-type="string">
            <text:p>Is/are</text:p>
          </table:table-cell>
          <table:table-cell table:number-columns-repeated="3"/>
          <table:table-cell office:value-type="string">
            <text:p>multiple spac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n</text:p>
          </table:table-cell>
          <table:table-cell table:number-columns-repeated="2"/>
          <table:table-cell office:value-type="string">
            <text:p>plurals</text:p>
          </table:table-cell>
          <table:table-cell table:number-columns-repeated="3"/>
          <table:table-cell office:value-type="string">
            <text:p>spaces before period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frence</text:p>
          </table:table-cell>
          <table:table-cell office:value-type="string">
            <text:p>conference</text:p>
          </table:table-cell>
          <table:table-cell table:number-columns-repeated="2"/>
          <table:table-cell office:value-type="string">
            <text:p>mid sentence capitalization</text:p>
          </table:table-cell>
          <table:table-cell table:number-columns-repeated="3"/>
          <table:table-cell office:value-type="string">
            <text:p>printing wavy underline charact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  <table:table-cell table:number-columns-repeated="2"/>
          <table:table-cell office:value-type="string">
            <text:p>a/an</text:p>
          </table:table-cell>
          <table:table-cell table:number-columns-repeated="3"/>
          <table:table-cell office:value-type="string">
            <text:p>no space after comm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voriet</text:p>
          </table:table-cell>
          <table:table-cell office:value-type="string">
            <text:p>favorite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oclitte</text:p>
          </table:table-cell>
          <table:table-cell office:value-type="string">
            <text:p>chocolate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asting</text:p>
          </table:table-cell>
          <table:table-cell office:value-type="string">
            <text:p>interesting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veriet</text:p>
          </table:table-cell>
          <table:table-cell office:value-type="string">
            <text:p>favorite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iteing</text:p>
          </table:table-cell>
          <table:table-cell office:value-type="string">
            <text:p>writing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iteing</text:p>
          </table:table-cell>
          <table:table-cell office:value-type="string">
            <text:p>exciting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eing</text:p>
          </table:table-cell>
          <table:table-cell office:value-type="string">
            <text:p>coming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es</text:p>
          </table:table-cell>
          <table:table-cell office:value-type="string">
            <text:p>those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asting</text:p>
          </table:table-cell>
          <table:table-cell office:value-type="string">
            <text:p>interesting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ault</text:p>
          </table:table-cell>
          <table:table-cell office:value-type="string">
            <text:p>adult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mportant</text:p>
          </table:table-cell>
          <table:table-cell office:value-type="string">
            <text:p>important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ppend </text:p>
          </table:table-cell>
          <table:table-cell office:value-type="string">
            <text:p>happened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splosion</text:p>
          </table:table-cell>
          <table:table-cell office:value-type="string">
            <text:p>explosion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sessful</text:p>
          </table:table-cell>
          <table:table-cell office:value-type="string">
            <text:p>successful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spierences</text:p>
          </table:table-cell>
          <table:table-cell office:value-type="string">
            <text:p>experiences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ry</text:p>
          </table:table-cell>
          <table:table-cell office:value-type="string">
            <text:p>very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asting</text:p>
          </table:table-cell>
          <table:table-cell office:value-type="string">
            <text:p>interesting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acher</text:p>
          </table:table-cell>
          <table:table-cell office:value-type="string">
            <text:p>teacher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aricularly</text:p>
          </table:table-cell>
          <table:table-cell office:value-type="string">
            <text:p>particularl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duction</text:p>
          </table:table-cell>
          <table:table-cell office:value-type="string">
            <text:p>educatio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whe</text:p>
          </table:table-cell>
          <table:table-cell office:value-type="string">
            <text:p>when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ucesful</text:p>
          </table:table-cell>
          <table:table-cell office:value-type="string">
            <text:p>successful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xtrodinary</text:p>
          </table:table-cell>
          <table:table-cell office:value-type="string">
            <text:p>extraordinary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ferent</text:p>
          </table:table-cell>
          <table:table-cell office:value-type="string">
            <text:p>differe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trys</text:p>
          </table:table-cell>
          <table:table-cell office:value-type="string">
            <text:p>countr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appen</text:p>
          </table:table-cell>
          <table:table-cell office:value-type="string">
            <text:p>happened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tiuing</text:p>
          </table:table-cell>
          <table:table-cell office:value-type="string">
            <text:p>continuing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couse</text:p>
          </table:table-cell>
          <table:table-cell office:value-type="string">
            <text:p>becau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eaple</text:p>
          </table:table-cell>
          <table:table-cell office:value-type="string">
            <text:p>peopl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ryisly</text:p>
          </table:table-cell>
          <table:table-cell office:value-type="string">
            <text:p>seriousl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ecouse</text:p>
          </table:table-cell>
          <table:table-cell office:value-type="string">
            <text:p>becau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ryisly</text:p>
          </table:table-cell>
          <table:table-cell office:value-type="string">
            <text:p>seriousl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ouse</text:p>
          </table:table-cell>
          <table:table-cell office:value-type="string">
            <text:p>tho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ryisly</text:p>
          </table:table-cell>
          <table:table-cell office:value-type="string">
            <text:p>seriously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thloic</text:p>
          </table:table-cell>
          <table:table-cell office:value-type="string">
            <text:p>catholic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trests</text:p>
          </table:table-cell>
          <table:table-cell office:value-type="string">
            <text:p>interests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tervewied</text:p>
          </table:table-cell>
          <table:table-cell office:value-type="string">
            <text:p>interviewed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>
            <text:p>becaus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wsome</text:p>
          </table:table-cell>
          <table:table-cell office:value-type="string">
            <text:p>awesom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wsome</text:p>
          </table:table-cell>
          <table:table-cell office:value-type="string">
            <text:p>awesom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avriot</text:p>
          </table:table-cell>
          <table:table-cell office:value-type="string">
            <text:p>favori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avriot</text:p>
          </table:table-cell>
          <table:table-cell office:value-type="string">
            <text:p>favori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favriot</text:p>
          </table:table-cell>
          <table:table-cell office:value-type="string">
            <text:p>favorit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wsome</text:p>
          </table:table-cell>
          <table:table-cell office:value-type="string">
            <text:p>awesom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wsome</text:p>
          </table:table-cell>
          <table:table-cell office:value-type="string">
            <text:p>awesom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o</text:p>
          </table:table-cell>
          <table:table-cell office:value-type="string">
            <text:p>too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ent</text:p>
          </table:table-cell>
          <table:table-cell office:value-type="string">
            <text:p>paren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testing</text:p>
          </table:table-cell>
          <table:table-cell office:value-type="string">
            <text:p>interesting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lot </text:p>
          </table:table-cell>
          <table:table-cell office:value-type="string">
            <text:p>a lot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intresting</text:p>
          </table:table-cell>
          <table:table-cell office:value-type="string">
            <text:p>interesting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ycology</text:p>
          </table:table-cell>
          <table:table-cell office:value-type="string">
            <text:p>psychology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buisness</text:p>
          </table:table-cell>
          <table:table-cell office:value-type="string">
            <text:p>busines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xstrodinary</text:p>
          </table:table-cell>
          <table:table-cell office:value-type="string">
            <text:p>extraordinary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05/18/2010</text:date>, <text:time>18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8T17:10:25</meta:creation-date>
    <dc:date>2010-05-18T18:18:19</dc:date>
    <meta:editing-duration>PT00H07M12S</meta:editing-duration>
    <meta:editing-cycles>1</meta:editing-cycles>
    <meta:document-statistic meta:table-count="3" meta:cell-count="161" meta:object-count="0"/>
    <meta:generator>OpenOffice.org/3.2$Unix OpenOffice.org_project/320m12$Build-9483</meta:generator>
  </office:meta>
</office:document-meta>
</file>